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d5e1" officeooo:paragraph-rsid="0018d5e1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9e8e7" officeooo:paragraph-rsid="0019e8e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bc629" officeooo:paragraph-rsid="001bc629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e9388" officeooo:paragraph-rsid="001e93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ea933" officeooo:paragraph-rsid="001ea93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79c1" officeooo:paragraph-rsid="002079c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14eb2" officeooo:paragraph-rsid="00214eb2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204c0" officeooo:paragraph-rsid="002204c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36b66" officeooo:paragraph-rsid="00236b66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3fba6" officeooo:paragraph-rsid="0023fba6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66400" officeooo:paragraph-rsid="0026640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71d9c" officeooo:paragraph-rsid="00271d9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9e3ce" officeooo:paragraph-rsid="0029e3c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b514e" officeooo:paragraph-rsid="002b514e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da08e" officeooo:paragraph-rsid="002da08e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f57e5" officeooo:paragraph-rsid="002f57e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fd517" officeooo:paragraph-rsid="002fd517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29cdd" officeooo:paragraph-rsid="00329cdd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72cf6" officeooo:paragraph-rsid="00372cf6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9ce84" officeooo:paragraph-rsid="0039ce84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db425" officeooo:paragraph-rsid="003db425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f69d2" officeooo:paragraph-rsid="003f69d2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422e6" officeooo:paragraph-rsid="004422e6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422e6" officeooo:paragraph-rsid="00443ac2"/>
    </style:style>
    <style:style style:name="P25" style:family="paragraph" style:parent-style-name="Standard">
      <style:paragraph-properties fo:text-align="start" style:justify-single-word="false"/>
      <style:text-properties officeooo:rsid="004422e6" officeooo:paragraph-rsid="004422e6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443ac2" officeooo:paragraph-rsid="00443ac2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46b831" officeooo:paragraph-rsid="0046b831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4aa3ab" officeooo:paragraph-rsid="004aa3ab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ec780" officeooo:paragraph-rsid="004ec780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50ac10" officeooo:paragraph-rsid="0050ac10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52be7a" officeooo:paragraph-rsid="0052be7a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549487" officeooo:paragraph-rsid="00549487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54c622" officeooo:paragraph-rsid="0054c622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5743bc" officeooo:paragraph-rsid="005743bc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59338e" officeooo:paragraph-rsid="0059338e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5c64b2" officeooo:paragraph-rsid="005c64b2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60f4c9" officeooo:paragraph-rsid="0060f4c9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65f918" officeooo:paragraph-rsid="0065f918"/>
    </style:style>
    <style:style style:name="T1" style:family="text">
      <style:text-properties officeooo:rsid="001cf21c"/>
    </style:style>
    <style:style style:name="T2" style:family="text">
      <style:text-properties officeooo:rsid="001e21ef"/>
    </style:style>
    <style:style style:name="T3" style:family="text">
      <style:text-properties officeooo:rsid="002079c1"/>
    </style:style>
    <style:style style:name="T4" style:family="text">
      <style:text-properties officeooo:rsid="0026cfb6"/>
    </style:style>
    <style:style style:name="T5" style:family="text">
      <style:text-properties officeooo:rsid="002ca4bc"/>
    </style:style>
    <style:style style:name="T6" style:family="text">
      <style:text-properties officeooo:rsid="0033cf1c"/>
    </style:style>
    <style:style style:name="T7" style:family="text">
      <style:text-properties officeooo:rsid="003cd465"/>
    </style:style>
    <style:style style:name="T8" style:family="text">
      <style:text-properties officeooo:rsid="003ec03d"/>
    </style:style>
    <style:style style:name="T9" style:family="text">
      <style:text-properties officeooo:rsid="0041b7a0"/>
    </style:style>
    <style:style style:name="T10" style:family="text">
      <style:text-properties officeooo:rsid="00443ac2"/>
    </style:style>
    <style:style style:name="T11" style:family="text">
      <style:text-properties officeooo:rsid="0045f27c"/>
    </style:style>
    <style:style style:name="T12" style:family="text">
      <style:text-properties officeooo:rsid="0046f818"/>
    </style:style>
    <style:style style:name="T13" style:family="text">
      <style:text-properties officeooo:rsid="004b1fce"/>
    </style:style>
    <style:style style:name="T14" style:family="text">
      <style:text-properties officeooo:rsid="004ec780"/>
    </style:style>
    <style:style style:name="T15" style:family="text">
      <style:text-properties officeooo:rsid="0052a217"/>
    </style:style>
    <style:style style:name="T16" style:family="text">
      <style:text-properties officeooo:rsid="0052a32d"/>
    </style:style>
    <style:style style:name="T17" style:family="text">
      <style:text-properties officeooo:rsid="005a2442"/>
    </style:style>
    <style:style style:name="T18" style:family="text">
      <style:text-properties officeooo:rsid="005e1077"/>
    </style:style>
    <style:style style:name="T19" style:family="text">
      <style:text-properties officeooo:rsid="006278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4</text:p>
      <text:p text:style-name="P1"/>
      <text:list xml:id="list3879616786" text:style-name="L1">
        <text:list-item>
          <text:p text:style-name="P2">Circulatory System = Ultimate Facilitator</text:p>
          <text:list>
            <text:list-item>
              <text:p text:style-name="P2">All cells must receive nutrients, exchange gases, remove wastes</text:p>
            </text:list-item>
            <text:list-item>
              <text:p text:style-name="P2">Diffusion alone is inadequate for large and complex bodies</text:p>
              <text:list>
                <text:list-item>
                  <text:p text:style-name="P2">Circulatory systems facilitate these exchanges</text:p>
                </text:list-item>
              </text:list>
            </text:list-item>
            <text:list-item>
              <text:p text:style-name="P2">Internal transport system must assist diffusion</text:p>
              <text:list>
                <text:list-item>
                  <text:p text:style-name="P2">Moves between surfaces of the body and internal tissues </text:p>
                </text:list-item>
              </text:list>
              <text:p text:style-name="P2"/>
            </text:list-item>
          </text:list>
        </text:list-item>
        <text:list-item>
          <text:p text:style-name="P3">Evolution of Circulation</text:p>
          <text:list>
            <text:list-item>
              <text:p text:style-name="P3">Animals with thin body bodies use a gastrovascular cavity</text:p>
              <text:list>
                <text:list-item>
                  <text:p text:style-name="P3">Functions in digestion</text:p>
                </text:list-item>
                <text:list-item>
                  <text:p text:style-name="P3"><text:span text:style-name="T1">Distributes</text:span> substances throughout the body</text:p>
                </text:list-item>
              </text:list>
            </text:list-item>
            <text:list-item>
              <text:p text:style-name="P3">Animals with thick, multiple layers of cells use a true circulatory system that consist of:</text:p>
              <text:list>
                <text:list-item>
                  <text:p text:style-name="P3">Muscular pump (heart)</text:p>
                </text:list-item>
                <text:list-item>
                  <text:p text:style-name="P3">Circulatory fluid (blood)</text:p>
                </text:list-item>
                <text:list-item>
                  <text:p text:style-name="P3">Set of tubes (vessels) to carry the flui<text:span text:style-name="T2">d</text:span></text:p>
                  <text:p text:style-name="P3"/>
                </text:list-item>
              </text:list>
            </text:list-item>
          </text:list>
        </text:list-item>
        <text:list-item>
          <text:p text:style-name="P4">Open and close<text:span text:style-name="T3">d</text:span> circulatory systems</text:p>
          <text:list>
            <text:list-item>
              <text:p text:style-name="P5">Open</text:p>
              <text:list>
                <text:list-item>
                  <text:p text:style-name="P5">Blood leaves vessels</text:p>
                </text:list-item>
                <text:list-item>
                  <text:p text:style-name="P6">Blood moves in a single direction </text:p>
                  <text:list>
                    <text:list-item>
                      <text:p text:style-name="P7">Heart → vessels → body cavity </text:p>
                    </text:list-item>
                    <text:list-item>
                      <text:p text:style-name="P10">Heart uptakes blood from the body cavity </text:p>
                    </text:list-item>
                  </text:list>
                </text:list-item>
              </text:list>
            </text:list-item>
            <text:list-item>
              <text:p text:style-name="P5">Closed</text:p>
              <text:list>
                <text:list-item>
                  <text:p text:style-name="P5">Blood stays in vessels </text:p>
                  <text:list>
                    <text:list-item>
                      <text:p text:style-name="P8">Unless injury occurs </text:p>
                    </text:list-item>
                    <text:list-item>
                      <text:p text:style-name="P9">Goes in a loop in a single direction </text:p>
                      <text:p text:style-name="P9"/>
                    </text:list-item>
                  </text:list>
                </text:list-item>
              </text:list>
            </text:list-item>
          </text:list>
        </text:list-item>
        <text:list-item>
          <text:p text:style-name="P11">Vessels = Network of Circulation</text:p>
          <text:list>
            <text:list-item>
              <text:p text:style-name="P11">Vertebrate circulatory system is often called a cardiovascular system, with three main types of vessels:</text:p>
              <text:list>
                <text:list-item>
                  <text:p text:style-name="P11">Arteries – carry blood away from heart to body organs and tissues; <text:span text:style-name="T4">most O2</text:span></text:p>
                  <text:list>
                    <text:list-item>
                      <text:p text:style-name="P19">Deoxygenated when leaving the heart, only time </text:p>
                    </text:list-item>
                  </text:list>
                </text:list-item>
                <text:list-item>
                  <text:p text:style-name="P11">Veins – return blood to heart; <text:span text:style-name="T4">most CO2</text:span></text:p>
                </text:list-item>
                <text:list-item>
                  <text:p text:style-name="P11">Capillaries – convey blood between arteries and veins within each tissue; <text:span text:style-name="T4">O2 = CO2</text:span></text:p>
                  <text:p text:style-name="P11"/>
                </text:list-item>
              </text:list>
            </text:list-item>
          </text:list>
        </text:list-item>
        <text:list-item>
          <text:p text:style-name="P12">Evolution of Heart Structure</text:p>
          <text:list>
            <text:list-item>
              <text:p text:style-name="P12">Cardiovascular system of a fish includes a heart with 2 main chambers</text:p>
              <text:list>
                <text:list-item>
                  <text:p text:style-name="P12">Atrium<text:tab/> - receives blood from veins</text:p>
                </text:list-item>
                <text:list-item>
                  <text:p text:style-name="P12">Ventricle – pumps blood to gills via large arteries </text:p>
                  <text:p text:style-name="P12"/>
                </text:list-item>
              </text:list>
            </text:list-item>
          </text:list>
        </text:list-item>
        <text:list-item>
          <text:p text:style-name="P13">Vertebrate cardiovascular systems reflect evolution</text:p>
          <text:list>
            <text:list-item>
              <text:p text:style-name="P13">Single circulation – Blood passes through the heart of a fish once in each circuit through the body</text:p>
            </text:list-item>
            <text:list-item>
              <text:p text:style-name="P14">Single circuit would not supply enough pressure to move blood through the <text:span text:style-name="T5">capillaries</text:span> of the lungs and then to the body capillaries of a terrestrial vertebrate </text:p>
              <text:p text:style-name="P14"/>
            </text:list-item>
          </text:list>
        </text:list-item>
        <text:list-item>
          <text:p text:style-name="P15">What happens as vertebrates migrate toward land?</text:p>
          <text:list>
            <text:list-item>
              <text:p text:style-name="P15"><text:soft-page-break/>Land vertebrates have a double circulation</text:p>
              <text:list>
                <text:list-item>
                  <text:p text:style-name="P15">Blood is pumped a second time after it loses pressure in the lungs</text:p>
                  <text:p text:style-name="P15"/>
                </text:list-item>
              </text:list>
            </text:list-item>
          </text:list>
        </text:list-item>
        <text:list-item>
          <text:p text:style-name="P16">Circuits with a Double Circulatory System</text:p>
          <text:list>
            <text:list-item>
              <text:p text:style-name="P16">Pulmonary circuit carries blood between heart and gas exchange tissues in the lungs</text:p>
            </text:list-item>
            <text:list-item>
              <text:p text:style-name="P16">Systemic circuit carries blood between the heart and the rest of the blood </text:p>
            </text:list-item>
          </text:list>
          <text:p text:style-name="P16"/>
        </text:list-item>
        <text:list-item>
          <text:p text:style-name="P17">Transition between land and water</text:p>
          <text:list>
            <text:list-item>
              <text:p text:style-name="P17">Amphibians and reptiles have a 3-chambered heart</text:p>
              <text:list>
                <text:list-item>
                  <text:p text:style-name="P17">Consists of </text:p>
                  <text:list>
                    <text:list-item>
                      <text:p text:style-name="P17">Two atria</text:p>
                      <text:list>
                        <text:list-item>
                          <text:p text:style-name="P17">Right – receives blood from body</text:p>
                        </text:list-item>
                        <text:list-item>
                          <text:p text:style-name="P17">Left – receives blood from the lung</text:p>
                        </text:list-item>
                      </text:list>
                    </text:list-item>
                    <text:list-item>
                      <text:p text:style-name="P17">One ventricle </text:p>
                      <text:list>
                        <text:list-item>
                          <text:p text:style-name="P17">Sends blood out of the heart </text:p>
                          <text:p text:style-name="P1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>Heart <text:span text:style-name="T6">structure</text:span> of land and avian vertebrates </text:p>
          <text:list>
            <text:list-item>
              <text:p text:style-name="P18">Crocodilians, birds, and mammals have a four-chambered heart</text:p>
              <text:list>
                <text:list-item>
                  <text:p text:style-name="P18">Consist of</text:p>
                  <text:list>
                    <text:list-item>
                      <text:p text:style-name="P18">Two atria</text:p>
                    </text:list-item>
                    <text:list-item>
                      <text:p text:style-name="P18">Two ventricles</text:p>
                    </text:list-item>
                  </text:list>
                </text:list-item>
                <text:list-item>
                  <text:p text:style-name="P18">No mixing, defined sides</text:p>
                  <text:list>
                    <text:list-item>
                      <text:p text:style-name="P18">Right = No O2</text:p>
                    </text:list-item>
                    <text:list-item>
                      <text:p text:style-name="P18">Left = O2</text:p>
                      <text:p text:style-name="P18"/>
                    </text:list-item>
                  </text:list>
                </text:list-item>
              </text:list>
            </text:list-item>
          </text:list>
        </text:list-item>
        <text:list-item>
          <text:p text:style-name="P20">Cardiac Cycle</text:p>
          <text:list>
            <text:list-item>
              <text:p text:style-name="P20">Heart contracts and relaxes in a rhythmic sequence</text:p>
              <text:list>
                <text:list-item>
                  <text:p text:style-name="P20">Heart separately but simultaneously pumps oxygen-poor blood to the lungs and oxygen-rich blood to the body</text:p>
                </text:list-item>
              </text:list>
            </text:list-item>
            <text:list-item>
              <text:p text:style-name="P20">Cycle consist of two main phases:</text:p>
              <text:list>
                <text:list-item>
                  <text:p text:style-name="P20">Diastole – relaxation; blood flows from veins into heart chambers</text:p>
                </text:list-item>
                <text:list-item>
                  <text:p text:style-name="P20">Systole – contraction <text:span text:style-name="T7">(working phase)</text:span>; blood flows from atria into ventricles</text:p>
                  <text:p text:style-name="P20"/>
                </text:list-item>
              </text:list>
            </text:list-item>
          </text:list>
        </text:list-item>
        <text:list-item>
          <text:p text:style-name="P21">Measuring Heart Rate</text:p>
          <text:list>
            <text:list-item>
              <text:p text:style-name="P21">Cardiac output – volume of blood that each <text:span text:style-name="T8">ventricle</text:span> pumps per minute</text:p>
            </text:list-item>
            <text:list-item>
              <text:p text:style-name="P21">Heart rate – number of heart beats per minute </text:p>
              <text:p text:style-name="P21"/>
            </text:list-item>
          </text:list>
        </text:list-item>
        <text:list-item>
          <text:p text:style-name="P22">Electrical Events in a Heartbeat</text:p>
          <text:list>
            <text:list-item>
              <text:p text:style-name="P22">SA (sinoatrial) <text:span text:style-name="T9">node </text:span></text:p>
              <text:list>
                <text:list-item>
                  <text:p text:style-name="P22">Generate electrical impulses in atria and sets the rate of heart contractions</text:p>
                </text:list-item>
              </text:list>
            </text:list-item>
            <text:list-item>
              <text:p text:style-name="P22">AV (atrioventricular) node </text:p>
              <text:list>
                <text:list-item>
                  <text:p text:style-name="P22">Relays these signals to the ventricles and triggers ventricular contractions </text:p>
                  <text:p text:style-name="P22"/>
                </text:list-item>
              </text:list>
            </text:list-item>
          </text:list>
        </text:list-item>
        <text:list-item>
          <text:p text:style-name="P23">The SA node sets the tempo of the heartbeat</text:p>
          <text:list>
            <text:list-item>
              <text:p text:style-name="P23">An electrocardiogram (ECG)</text:p>
              <text:list>
                <text:list-item>
                  <text:p text:style-name="P23">Detects electrical impulses in the heart and can provide data about heart health</text:p>
                </text:list-item>
                <text:list-item>
                  <text:p text:style-name="P24">In certain kinds of heart diseases, the heart’s self-pacing system fails to maintain a normal heart rhythm, <text:span text:style-name="T10">and doctors can implant in the chest an artificial pacemaker</text:span></text:p>
                  <text:p text:style-name="P24"/>
                </text:list-item>
              </text:list>
            </text:list-item>
          </text:list>
        </text:list-item>
        <text:list-item>
          <text:p text:style-name="P26"><text:soft-page-break/>Blood flow and heart valves</text:p>
          <text:list>
            <text:list-item>
              <text:p text:style-name="P26">“Lub – Dub”</text:p>
              <text:list>
                <text:list-item>
                  <text:p text:style-name="P26">Lub sound = when valves between atria and ventricles close </text:p>
                  <text:list>
                    <text:list-item>
                      <text:p text:style-name="P26">Valves = atrioventricular <text:span text:style-name="T12">(bi- and tricuspid)</text:span></text:p>
                    </text:list-item>
                  </text:list>
                </text:list-item>
                <text:list-item>
                  <text:p text:style-name="P26">Dub sound produced by closing of valves between ventricles and <text:span text:style-name="T11">arteries</text:span></text:p>
                  <text:list>
                    <text:list-item>
                      <text:p text:style-name="P26">Valves = semi-lunar <text:span text:style-name="T12">(aortic and pulmonary)</text:span></text:p>
                    </text:list-item>
                  </text:list>
                </text:list-item>
              </text:list>
            </text:list-item>
            <text:list-item>
              <text:p text:style-name="P27">Valves may be damaged due to disease or genetic abnormality</text:p>
              <text:list>
                <text:list-item>
                  <text:p text:style-name="P27">Produces “heart murmur” as some blood flows back into atrium </text:p>
                  <text:p text:style-name="P27"/>
                </text:list-item>
              </text:list>
            </text:list-item>
          </text:list>
        </text:list-item>
        <text:list-item>
          <text:p text:style-name="P28">Blood <text:span text:style-name="T13">vessels</text:span>: What are they made of?</text:p>
          <text:list>
            <text:list-item>
              <text:p text:style-name="P28">A<text:span text:style-name="T13">r</text:span>terial and venous walls consist of three distinct layers of tissues:</text:p>
              <text:list>
                <text:list-item>
                  <text:p text:style-name="P28">Endothelium = inner lining of epithelial cells</text:p>
                </text:list-item>
                <text:list-item>
                  <text:p text:style-name="P28">Middle layer = smooth-muscle tissue</text:p>
                  <text:list>
                    <text:list-item>
                      <text:p text:style-name="P28">Vasoconstriction (narrow diameter) – contraction</text:p>
                    </text:list-item>
                    <text:list-item>
                      <text:p text:style-name="P28">Vasodialation (wider diameter) – relaxation </text:p>
                    </text:list-item>
                  </text:list>
                </text:list-item>
                <text:list-item>
                  <text:p text:style-name="P28">Outer stabilizing <text:span text:style-name="T13">sheath</text:span> = connective tissue<text:span text:style-name="T14">s</text:span></text:p>
                </text:list-item>
                <text:list-item>
                  <text:p text:style-name="P29">Valves to prevent <text:span text:style-name="T16">back flow</text:span> – close as blood passes “checkpoints”</text:p>
                  <text:p text:style-name="P28"/>
                </text:list-item>
              </text:list>
            </text:list-item>
          </text:list>
        </text:list-item>
        <text:list-item>
          <text:p text:style-name="P30">Structure of blood <text:span text:style-name="T15">vessels</text:span> fits their functions</text:p>
          <text:list>
            <text:list-item>
              <text:p text:style-name="P30">Capillaries:</text:p>
              <text:list>
                <text:list-item>
                  <text:p text:style-name="P30">Thin walls consisting of a single layer of epithelial cell </text:p>
                </text:list-item>
                <text:list-item>
                  <text:p text:style-name="P30">Narrow = about as wide as one RBC</text:p>
                  <text:list>
                    <text:list-item>
                      <text:p text:style-name="P30">Allows RBCs to squeeze through </text:p>
                    </text:list-item>
                  </text:list>
                </text:list-item>
                <text:list-item>
                  <text:p text:style-name="P30">Exchange gas and fluid with the interstitial fluid</text:p>
                  <text:list>
                    <text:list-item>
                      <text:p text:style-name="P30">Only 5-10% of time is blood flowing through </text:p>
                      <text:p text:style-name="P30"/>
                    </text:list-item>
                  </text:list>
                </text:list-item>
              </text:list>
            </text:list-item>
          </text:list>
        </text:list-item>
        <text:list-item>
          <text:p text:style-name="P31">Blood pressure and velocity</text:p>
          <text:list>
            <text:list-item>
              <text:p text:style-name="P31">Blood pressure</text:p>
              <text:list>
                <text:list-item>
                  <text:p text:style-name="P31">Force blood exerts on vessel walls</text:p>
                </text:list-item>
                <text:list-item>
                  <text:p text:style-name="P31">Depends on cardiac output and resistance of vessels to expansion</text:p>
                </text:list-item>
                <text:list-item>
                  <text:p text:style-name="P31">Decreases as blood moves away from the heart </text:p>
                </text:list-item>
              </text:list>
            </text:list-item>
            <text:list-item>
              <text:p text:style-name="P31">Highest in arteries; Lowest in veins</text:p>
            </text:list-item>
            <text:list-item>
              <text:p text:style-name="P31">Blood pressure is measured as:</text:p>
              <text:list>
                <text:list-item>
                  <text:p text:style-name="P31">Systolic pressure = ventricular contraction </text:p>
                </text:list-item>
                <text:list-item>
                  <text:p text:style-name="P31">Diastolic pressure = low pressure between contractions </text:p>
                  <text:p text:style-name="P31"/>
                </text:list-item>
              </text:list>
            </text:list-item>
          </text:list>
        </text:list-item>
        <text:list-item>
          <text:p text:style-name="P32">Blood pressure and velocity reflect the structure and arrangement of blood vessels</text:p>
          <text:list>
            <text:list-item>
              <text:p text:style-name="P32">How does blood travel against gravity, up legs?</text:p>
              <text:list>
                <text:list-item>
                  <text:p text:style-name="P32">Veins are squeezed by pressure from muscle contractions between two muscles or muscles and bone or skin</text:p>
                </text:list-item>
                <text:list-item>
                  <text:p text:style-name="P33">When flowing from the head, gravity assists the flow to the heart </text:p>
                </text:list-item>
              </text:list>
            </text:list-item>
            <text:list-item>
              <text:p text:style-name="P32">One-way valves limit blood flow to one direction, toward the heart </text:p>
              <text:p text:style-name="P32"/>
            </text:list-item>
          </text:list>
        </text:list-item>
        <text:list-item>
          <text:p text:style-name="P34">How does changes in BP effect cardio function?</text:p>
          <text:list>
            <text:list-item>
              <text:p text:style-name="P34">Hypertension causes:</text:p>
              <text:list>
                <text:list-item>
                  <text:p text:style-name="P34">Heart to work harder, weakening over time</text:p>
                </text:list-item>
                <text:list-item>
                  <text:p text:style-name="P34">Increased plaque formation from tiny ruptures</text:p>
                </text:list-item>
                <text:list-item>
                  <text:p text:style-name="P34">Increased risk of blood clot formation</text:p>
                  <text:p text:style-name="P34"/>
                </text:list-item>
              </text:list>
            </text:list-item>
          </text:list>
        </text:list-item>
        <text:list-item>
          <text:p text:style-name="P35"><text:soft-page-break/>Structural adaptations enhance exchange with the environment</text:p>
          <text:list>
            <text:list-item>
              <text:p text:style-name="P35">None of these systems work without <text:span text:style-name="T17">internal</text:span> and external influences</text:p>
            </text:list-item>
            <text:list-item>
              <text:p text:style-name="P35">Every organism is an open system that must exchange matter and energy with surroundings</text:p>
              <text:p text:style-name="P35"/>
            </text:list-item>
          </text:list>
        </text:list-item>
        <text:list-item>
          <text:p text:style-name="P36">What happens as organisms increase in size?</text:p>
          <text:list>
            <text:list-item>
              <text:p text:style-name="P36">The surface are<text:span text:style-name="T18">a:</text:span></text:p>
              <text:list>
                <text:list-item>
                  <text:p text:style-name="P36">Too small for the corresponding volume</text:p>
                </text:list-item>
                <text:list-item>
                  <text:p text:style-name="P36">Too far away from the deepest cells in the body</text:p>
                </text:list-item>
              </text:list>
            </text:list-item>
            <text:list-item>
              <text:p text:style-name="P36">In these large organisms, evolutionary adaptations:</text:p>
              <text:list>
                <text:list-item>
                  <text:p text:style-name="P36">Consist of extensively branched or folded surfaces, which increase surface area</text:p>
                </text:list-item>
                <text:list-item>
                  <text:p text:style-name="P36">Provide for sufficient environmental exchange</text:p>
                  <text:p text:style-name="P36"/>
                </text:list-item>
              </text:list>
            </text:list-item>
          </text:list>
        </text:list-item>
        <text:list-item>
          <text:p text:style-name="P37">What are you<text:span text:style-name="T19">r</text:span> organ systems actually doing?</text:p>
          <text:list>
            <text:list-item>
              <text:p text:style-name="P37">Animals must exchange materials with the environment </text:p>
              <text:p text:style-name="P37"/>
            </text:list-item>
          </text:list>
        </text:list-item>
        <text:list-item>
          <text:p text:style-name="P38">Animals regulated their internal environment </text:p>
          <text:list>
            <text:list-item>
              <text:p text:style-name="P38">Homeostasis is the active maintenance of a steady state with the body</text:p>
              <text:list>
                <text:list-item>
                  <text:p text:style-name="P38">External environmental conditions may fluctuate wildly</text:p>
                </text:list-item>
                <text:list-item>
                  <text:p text:style-name="P38">Homeostatic mechanics regulate internal conditions </text:p>
                </text:list-item>
              </text:list>
            </text:list-item>
          </text:list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09:29:05.469026592</meta:creation-date>
    <dc:date>2018-01-25T10:49:57.289523108</dc:date>
    <meta:editing-duration>PT1H20M22S</meta:editing-duration>
    <meta:editing-cycles>65</meta:editing-cycles>
    <meta:generator>LibreOffice/5.4.4.2$Linux_X86_64 LibreOffice_project/40m0$Build-2</meta:generator>
    <meta:document-statistic meta:table-count="0" meta:image-count="0" meta:object-count="0" meta:page-count="4" meta:paragraph-count="159" meta:word-count="1144" meta:character-count="6522" meta:non-whitespace-character-count="5622"/>
  </office:meta>
</office:document-meta>
</file>